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e.is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.getProcEnvCommand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xecute.getComman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.Execute( ExecuteStreamHandler streamHandler , ExecuteWatchdog watchd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S2CommandLauncher.exec( Project project , String [ ] cmd , String [ ] env , File working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msCommandLauncher.createCommandFile( String [ ] cmd , String [ ] env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ava13CommandLauncher.exec( Project project , String [ ] cmd , String [ ] env , File working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xecute.runCommand( Task task , String [ ] cmd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S2CommandLauncher.OS2CommandLauncher( CommandLauncher laun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ecute.toString( ByteArrayOutputStream b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ecute.setWorkingDirectory( File w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ecute.getProcEnvironmen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Execute.setSpawn( boolean spa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Execute.setStreamHandler( ExecuteStreamHandler stream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auncher.exec( Project project , String [ ] cmd , String [ ]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cCommandLauncher.MacCommandLauncher( CommandLauncher laun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ScriptCommandLauncher.PerlScriptCommandLauncher( String script , CommandLauncher laun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e.getEnviron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e.setVMLauncher( boolean useVMLaun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.killedPro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.getWorking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auncher.exec( Project project , String [ ] cmd , String [ ] env , File working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CommandLauncher.exec( Project project , String [ ] cmd , String [ ] env , File working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xecute.Execute( ExecuteStreamHandler stream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cCommandLauncher.exec( Project project , String [ ] cmd , String [ ] env , File working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ecute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sCommandLauncher.exec( Project project , String [ ] cmd , String [ ] env , File working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nNTCommandLauncher.exec( Project project , String [ ] cmd , String [ ] env , File working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va13CommandLauncher.Java13CommandLaun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e.setExi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.waitFor( Process pro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ute.setNewenvironment( boolean new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sCommandLauncher.exec( Project project , String [ ] cmd , String [ ]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e.patchEnvironmen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mmandLauncherProxy.CommandLauncherProxy( CommandLauncher laun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.launch( Project project , String [ ] command , String [ ] env , File dir , boolean useV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ute.getExi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sCommandLaunch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e.spa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mmandLauncherProxy.exec( Project project , String [ ] cmd , String [ ]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sCommandLauncher.VmsCommandLaun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.setEnvironment( String [ ]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.addVMSLogicals( Vector environment , BufferedReader i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criptCommandLauncher.ScriptCommandLauncher( String script , CommandLauncher laun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e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ecute.setCommandline( String [ ] command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e.isFailure( int exi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e.closeStreams( Process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lScriptCommandLauncher.exec( Project project , String [ ] cmd , String [ ] env , File working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xecute.setAntRun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nNTCommandLauncher.WinNTCommandLauncher( CommandLauncher laun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sCommandLauncher.deleteAfter( final File f , final Process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